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6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3])" office:value-type="float" office:value="0" calcext:value-type="float">
            <text:p>-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</number:text>
      <number:number number:decimal-places="0" number:min-decimal-places="0" number:min-integer-digits="1" number:grouping="true"/>
    </number:number-style>
    <number:number-style style:name="N127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decimal-places="0" number:min-integer-digits="1" number:grouping="true"/>
    </number:number-style>
    <number:number-style style:name="N133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37">
      <number:text>R$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5:13:11.78600000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13:11.8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25:03</meta:creation-date>
    <dc:date>2025-08-06T15:13:44.707000000</dc:date>
    <meta:print-date>2020-01-06T16:40:18.085000000</meta:print-date>
    <dc:language>pt-PT</dc:language>
    <meta:editing-cycles>391</meta:editing-cycles>
    <meta:editing-duration>P1DT5H22M36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